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monospace"/>
    <style:font-face style:name="Ubuntubeta" svg:font-family="Ubuntubeta, Ubuntu, 'Bitstream Vera Sans', 'DejaVu Sans', Tahoma, sans-serif"/>
    <style:font-face style:name="FreeSans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officeooo:paragraph-rsid="00166b52"/>
    </style:style>
    <style:style style:name="P4" style:family="paragraph" style:parent-style-name="Quotations">
      <style:paragraph-properties fo:margin-left="0cm" fo:margin-right="0cm" fo:margin-top="0cm" fo:margin-bottom="0cm" style:contextual-spacing="false" style:line-height-at-least="0.397cm" fo:text-align="start" style:justify-single-word="false" fo:widows="1" fo:text-indent="0cm" style:auto-text-indent="false" fo:padding="0cm" fo:border="none"/>
    </style:style>
    <style:style style:name="T1" style:family="text">
      <style:text-properties fo:font-variant="normal" fo:text-transform="none" fo:color="#000000" style:font-name="Ubuntubet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Ubuntubeta" fo:font-size="9.75pt" fo:letter-spacing="normal" fo:font-style="normal" fo:font-weight="normal" style:font-name-asian="Ubuntubeta" style:font-size-asian="9.75pt" style:font-style-asian="normal" style:font-weight-asian="normal" style:font-name-complex="Ubuntubeta" style:font-size-complex="9.75pt" style:font-style-complex="normal" style:font-weight-complex="normal" fo:padding="0cm" fo:border="none"/>
    </style:style>
    <style:style style:name="T3" style:family="text">
      <style:text-properties fo:font-variant="normal" fo:text-transform="none" style:font-name="Ubuntu Mono" fo:font-size="10.5pt" fo:font-style="normal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doop applier Installation :</text:p>
      <text:p text:style-name="Standard"/>
      <text:p text:style-name="Standard">Follow below Link:</text:p>
      <text:p text:style-name="Standard"/>
      <text:p text:style-name="Standard"><text:a xlink:type="simple" xlink:href="http://innovating-technology.blogspot.in/2013/04/mysql-hadoop-applier-part-2.html" office:target-frame-name="_top" xlink:show="replace">http://innovating-technology.blogspot.in/2013/04/mysql-hadoop-applier-part-2.html</text:a></text:p>
      <text:p text:style-name="Standard"/>
      <text:p text:style-name="Standard">Step1:</text:p>
      <text:p text:style-name="Standard"><text:s text:c="9"/>Install hadoop and set hadoop home.</text:p>
      <text:p text:style-name="Standard"/>
      <text:p text:style-name="Standard">Step 2:</text:p>
      <text:p text:style-name="Standard"><text:s text:c="11"/>Install mysql below package.</text:p>
      <text:p text:style-name="Standard"><text:a xlink:type="simple" xlink:href="http://dev.mysql.com/get/Downloads/MySQL-5.6/mysql-5.6.15.tar.gz" office:target-frame-name="_top" xlink:show="replace">http://dev.mysql.com/get/Downloads/MySQL-5.6/mysql-5.6.15.tar.gz</text:a></text:p>
      <text:p text:style-name="Standard"/>
      <text:p text:style-name="Standard">Step 3:</text:p>
      <text:p text:style-name="Standard"><text:s text:c="11"/>in mysql folder do cmake and make and make install</text:p>
      <text:p text:style-name="Standard"/>
      <text:p text:style-name="Standard">Step 4:</text:p>
      <text:p text:style-name="Standard"><text:s text:c="10"/>Download hadoopapplier</text:p>
      <text:p text:style-name="Standard">Step 5:</text:p>
      <text:p text:style-name="Standard"><text:s text:c="10"/>install cmake</text:p>
      <text:p text:style-name="Standard"><text:s text:c="10"/>sudo apt-get install <text:s/>libmysqlclient-dev</text:p>
      <text:p text:style-name="Standard"><text:s text:c="10"/>sudo apt-get install python-dev</text:p>
      <text:p text:style-name="Standard"><text:s text:c="10"/>sudo apt-get install python3-dev</text:p>
      <text:p text:style-name="Standard"><text:s text:c="10"/>mysql_config –cflags</text:p>
      <text:p text:style-name="Standard"><text:s text:c="10"/>mysql_config --libs</text:p>
      <text:p text:style-name="Standard"><text:s text:c="10"/>apt-get install libc6-dev</text:p>
      <text:p text:style-name="P3"><text:s text:c="10"/>apt-get install <text:s/>gcc</text:p>
      <text:p text:style-name="P3"><text:span text:style-name="T3"><text:s text:c="5"/>sudo apt-get install build-essential</text:span></text:p>
      <text:p text:style-name="P4"><text:span text:style-name="T1"><text:line-break/></text:span></text:p>
      <text:p text:style-name="Standard"/>
      <text:p text:style-name="Standard">Step 6:</text:p>
      <text:p text:style-name="Standard"><text:s text:c="11"/>Open hadoop applier folder</text:p>
      <text:p text:style-name="Standard"/>
      <text:p text:style-name="Standard"><text:s text:c="9"/>do cmake and make and make install .</text:p>
      <text:p text:style-name="Standard"/>
      <text:p text:style-name="Standard"><text:s text:c="8"/>Go to cd hadoopapplier/examples/mysql2hdfs/</text:p>
      <text:p text:style-name="Standard"><text:s text:c="9"/>And then run below command</text:p>
      <text:p text:style-name="Standard"/>
      <text:p text:style-name="Standard">make happlier</text:p>
      <text:p text:style-name="Standard"/>
      <text:p text:style-name="Standard"><text:s/></text:p>
      <text:p text:style-name="P1"><text:s text:c="11"/>./mtr --start --suite=rpl --mysqld=--binlog_format='ROW' --mysqld=--binlog_checksum=NONE</text:p>
      <text:p text:style-name="Standard"/>
      <text:p text:style-name="Standard"/>
      <text:p text:style-name="Standard">./happliers –field-delimiter=, mysql://root@127.0.0.1:13000 hdfs://192.168.1.115:543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, monospace"/>
    <style:font-face style:name="Ubuntubeta" svg:font-family="Ubuntubeta, Ubuntu, 'Bitstream Vera Sans', 'DejaVu Sans', Tahoma, sans-serif"/>
    <style:font-face style:name="FreeSans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Vikash</meta:initial-creator>
    <meta:creation-date>2016-01-26T06:55:00Z</meta:creation-date>
    <dc:date>2016-05-11T16:27:53.940857014</dc:date>
    <meta:editing-cycles>8</meta:editing-cycles>
    <meta:editing-duration>PT1H29M51S</meta:editing-duration>
    <meta:document-statistic meta:table-count="0" meta:image-count="0" meta:object-count="0" meta:page-count="1" meta:paragraph-count="32" meta:word-count="109" meta:character-count="1098" meta:non-whitespace-character-count="848"/>
    <meta:template xlink:type="simple" xlink:actuate="onRequest" xlink:title="" xlink:href="Normal"/>
  </office:meta>
</office:document-meta>
</file>